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ru" fo:country="RU"/>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3%"/>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3%"/>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3%"/>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fo:language="en" fo:country="US"/>
    </style:style>
    <style:style style:name="T774" style:parent-style-name="DefaultParagraphFont" style:family="text">
      <style:text-properties fo:font-weight="bold" style:font-weight-asian="bold" fo:font-size="14pt" style:font-size-asian="14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soft-page-break/>
      <text:p text:style-name="Paragraph"><text:span text:style-name="T772">Съществуващи<text:s/></text:span><text:span text:style-name="T773">BitTorrent<text:s/></text:span><text:span text:style-name="T774">клиент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2-25T15:07:00Z</dc:date>
    <meta:template xlink:href="Normal.dotm" xlink:type="simple"/>
    <meta:editing-cycles>49</meta:editing-cycles>
    <meta:editing-duration>PT22080S</meta:editing-duration>
    <meta:document-statistic meta:page-count="18" meta:paragraph-count="50" meta:word-count="3757" meta:character-count="25128" meta:row-count="178" meta:non-whitespace-character-count="21421"/>
  </office:meta>
</office:document-meta>
</file>